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string" calcext:value-type="string">
            <text:p>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x</text:p>
          </table:table-cell>
          <table:table-cell table:style-name="ce1" office:value-type="string" calcext:value-type="string">
            <text:p>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.14" calcext:value-type="float">
            <text:p>3,14</text:p>
          </table:table-cell>
          <table:table-cell table:style-name="ce1" office:value-type="float" office:value="6.28" calcext:value-type="float">
            <text:p>6,2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x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table:style-name="ce1" office:value-type="float" office:value="3.14" calcext:value-type="float">
            <text:p>3,14</text:p>
          </table:table-cell>
          <table:table-cell table:style-name="ce1" office:value-type="float" office:value="15.71" calcext:value-type="float">
            <text:p>15,71</text:p>
          </table:table-cell>
          <table:table-cell table:style-name="ce1" office:value-type="float" office:value="12.57" calcext:value-type="float">
            <text:p>12,57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our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</table:table-row>
      </table:table>
      <table:table table:name="expected-join-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of table-1 and table-2 with no column defined → H1-1 will map in the two t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</table:table-row>
      </table:table>
      <table:table table:name="table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no joinOn 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joinOn 2<text:span text:style-name="T1">e</text:span> colum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H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I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A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G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C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B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xpected-join-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</table:table>
      <table:table table:name="table1_smalle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 suppressed : lines with H1-2 equal to «four» or « six ». Modified ; H1-2 « one » becomes H1-2 « un »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un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even</text:p>
          </table:table-cell>
          <table:table-cell table:style-name="ce2" office:value-type="string" calcext:value-type="string">
            <text:p>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11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table:number-columns-repeated="1019"/>
        </table:table-row>
      </table:table>
      <table:table table:name="table2_small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built from table2. Suppressed lines with H1-2 equal to «four» or « six ». Modified cell : <text:s/>H1-2 « one » becomes H1-2 « un »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un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</table:table-row>
      </table:table>
      <table:table table:name="epxected-join-1_small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INNER JOIN of table-1_smaller and table-2 with column H1-2 EQUIVALENT TO table-1 with table-2_smaller with H1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table1.A1:table1.E11">
          <table:sort>
            <table:sort-by table:field-number="1" table:data-type="automatic"/>
          </table:sort>
        </table:database-range>
        <table:database-range table:name="__Anonymous_Sheet_DB__1" table:target-range-address="table2.A1:table2.E11">
          <table:sort>
            <table:sort-by table:field-number="0" table:data-type="automatic"/>
          </table:sort>
        </table:database-range>
        <table:database-range table:name="__Anonymous_Sheet_DB__4" table:target-range-address="table4.A1:table4.E10" table:contains-header="false">
          <table:sort>
            <table:sort-by table:field-number="2" table:data-type="automatic"/>
          </table:sort>
        </table:database-range>
        <table:database-range table:name="__Anonymous_Sheet_DB__7" table:target-range-address="'expected-join-5'.A22:'expected-join-5'.J3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able1_smaller.A2:table1_smaller.E10">
          <table:sort>
            <table:sort-by table:field-number="1" table:data-type="automatic"/>
          </table:sort>
        </table:database-range>
        <table:database-range table:name="__Anonymous_Sheet_DB__9" table:target-range-address="table2_smaller.A2:table2_smaller.E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7:36:45.628355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Toral</meta:initial-creator>
    <meta:creation-date>2017-07-18T11:09:33.947734001</meta:creation-date>
    <dc:date>2017-07-26T09:15:52.806074728</dc:date>
    <meta:editing-duration>P1DT51M49S</meta:editing-duration>
    <meta:editing-cycles>19</meta:editing-cycles>
    <meta:generator>LibreOffice/5.2.4.2$Linux_X86_64 LibreOffice_project/20m0$Build-2</meta:generator>
    <meta:document-statistic meta:table-count="11" meta:cell-count="752" meta:object-count="0"/>
  </office:meta>
</office:document-meta>
</file>